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text:p text:style-name="P1">Au grand soulagement d'Edward, l'expression sur le visage de Luna changea à nouveau pour se radoucir suite à sa question. Il aurait été bien en peine de savoir comment gérer une situation où la jeune femme partait dans un délire dépressif, même si ce scénario n'avait pas prévu traversé son esprit inexpérimenté. Il répondit avec simplicité au sourire qui lui était offert avant de vouloir boire une nouvelle gorgée de son verre -désespérément vide depuis son cul sec improvisé. La réponse rassurante de Luna suffit à faire voler en éclats les maigres inquiétudes qui avaient réussi à s’immiscer dans sa petite tête de linotte et il reporta son attention sur la chanteuse en train de donner une représentation.</text:p>
      <text:p text:style-name="Standard"/>
      <text:p text:style-name="Standard">La Nephil en fit de même, mais il n'y prêtait déjà plus attention. Tout sa concentration était orientée vers la scène alors qu'il se demandait comment aborder de la manière la plus cool possible. Non pas qu'il cherchait à la séduire ou quelque chose du genre, mais simplement que s'il voulait mener à bien son entreprise de ramener la poule aux œufs d'or à la Nightray Company, il ne fallait pas passer pour une groupie hystérique, ni pour un requin obsédé par l'argent la considérant comme de la viande ou une marchandise. Etant donné sa faible expérience, il allait falloir la jouer serré. Le blondin allait devoir éviter de réitérer l'approche qu'il avait eue avec Luna à base d'intox qui n'avait visiblement pas fonctionné du tout.</text:p>
      <text:p text:style-name="Standard"/>
      <text:p text:style-name="Standard">Perdu dans ses analyses ô combien poussées, ledit blondin n'écouta absolument pas tout ce que sa partenaire du jour lui expliquait, et ce malgré la pertinence de ses propos au sujet de ce qui le préoccupait. Son cerveau bien incapable de faire plusieurs choses à la fois (ah, les hommes) fut à peine capable de discerner quelques mots ou expressions dans le flot de paroles qui l'assiégeaient, comme « Nightray », « taper dans l'œil », « pop love music » ou encore « moyen » et « fin » -bien que ce dernier n'eut qu'un écho limité dans son esprit. Le regard dans le vague, Edward se tourna vers Luna avec un petit sourire inquiétant au coin des lèvres. Avec un air un peu trop enthousiaste, il se leva de sa chaise.</text:p>
      <text:p text:style-name="Standard"/>
      <text:p text:style-name="Standard">-Tu as raison, allons la voir ! Tu veux reboire quelque chose avant ? Moi ouais !</text:p>
      <text:p text:style-name="Standard"/>
      <text:p text:style-name="Standard">Sans vraiment attendre de réponse, le blondin la saisit par le bras et l'entraîna à sa suite, se frayant un passage à travers le monde qui peuplait le bar jusqu'au comptoir où il posa sa pinte vide et s'empressa de refaire une commande. A la question « était-ce [i]vraiment[/i] une bonne idée ? », la réponse était bien évidemment non. Alors que même pas une heure plus tôt le garçon promettait à Luna de la surveiller pour éviter un débordement de sa part, voilà que c'était lui qui était sur le point d'abuser considérablement, l'alcool ayant déjà altéré sa capacité de jugement, le rendant incapable de savoir quand il faudrait s'arrêter. A peine servi, le garçon dont les yeux de jade commençaient à pétiller agrippa à nouveau la Nephil pour l'emmener vers la scène avec la ferme intention d'essayer de se glisser dans les coulisses.</text:p>
      <text:p text:style-name="P1">Il était devenu évident pour tout le monde dans le bar que la soirée des deux lascars était en train de dégénérer. Pour tout le monde. Sauf les deux lascars en question. Le dernier verre qu'ils venaient de s'écluser chacun à une vitesse déraisonnable, faisant également profiter le sol du délicieux breuvage, était probablement celui qui allait sceller leur destin. Avant même de s'en rendre compte, Edward ne marchait plus vraiment droit en direction de la scène. Sa vision commençait à se faire moins nette et il avait besoin de se concentrer pour y voir clair. Contre toute attente, Luna effectua le seul geste qui pouvait encore le sauver à cet instant précis : l'arrêter. Si le garçon avait été à la rencontre de la chanteuse -dont il ignorait même le nom- -au même titre que celui de Luna d'ailleurs, tout ce qu'il aurait réussi à faire aurait été de ruiner les maigres chances qu'il avait de mener à bien son entreprise.</text:p>
      <text:p text:style-name="Standard"/>
      <text:p text:style-name="Standard">-Ouais j'vois ! Mentit-il. On r'viendra plus tard.</text:p>
      <text:p text:style-name="Standard"/>
      <text:p text:style-name="Standard">Suite à quoi le blondin s'empressa de la suivre jusqu'à la rue pour qu'ils appellent un ami de la Nephil, non sans avoir jeté un regard assassin au groupe qui avait piqué leur table pendant qu'ils avaient le dos tourné. Il acquiesça vaguement lorsque cette dernière lui donna la raison de ce coup de téléphone, qui sur le coup lui parut plus que legit, un air extrêmement serein et entendu sur le visage. Alors que Luna se lançait dans une déclaration d'amitié à couper le souffle, Edward s'éloigna de quelques pas pour aller discuter avec deux jeunes gens en train de fumer un peu plus loin. Il revint quelques secondes plus tard, armé de deux cigarettes dont une qu'il lui tendit avec un sourire de gamin.</text:p>
      <text:p text:style-name="Standard"/>
      <text:p text:style-name="Standard">-J'ai... j'ai jamais essayé jrois. T'en veux une ? Il sembla fouiller ses poches d'un air soucieux avant de reprendre, une violente déception sur le visage. … J'ai padbriket. C'est qui le gars qu't'appelles ? J'le connais ?</text:p>
      <text:p text:style-name="P1">La voix éraillée de Luna lui fournit une réponse à laquelle il ne s'attendait pas. Apparemment, elle ne savait pas non plus qui elle avait au bout du fil. Edward arqua un sourcil dans un angle on ne peut plus improbable en apprenant la nouvelle, se demandant bien comment c'était possible d'appeler quelqu'un sans savoir exactement qui. Il ne s'y attarda cependant pas trop, son esprit étant bien trop embrumé pour que cela l'inquiète plus que cela. Il hocha donc simplement la tête d'un air entendu avant de prendre le briquet qu'on lui tendait.</text:p>
      <text:p text:style-name="Standard"/>
      <text:p text:style-name="Standard">Alors qu'il s'échinait à allumer le briquet en question, Luna fut soudainement prise d'un fou rire en avouant qu'elle était complètement saoule à la personne -quelle qu'elle soit- qu'elle au téléphone. Edward la regarda pendant une fraction de seconde sans comprendre avant d'exploser de rire à son tour, sans vraiment comprendre ce qui lui arrivait.</text:p>
      <text:p text:style-name="Standard"/>
      <text:p text:style-name="Standard">-Mais moi aussiiiiiii !!</text:p>
      <text:p text:style-name="Standard"/>
      <text:p text:style-name="Standard">Leur fou rire dura un bon moment avant que la Nephil ne reprenne partiellement ses esprits et demande à qui elle avait réellement affaire, puisqu'il ne s'agissait pas du fameux Bibi. Pendant ce temps, tout en prêtant une oreille (in)discrète et attentive à la conversation téléphonique, Edward était tranquillement en train d'essayer d'allumer les deux cigarettes. En même temps. Une dans chaque coin de la bouche. Et croyez-moi, ce n'est pas un exercice facile. Il y parvint finalement et fut pris instantanément d'une violente et incontrôlable quinte de toux, si bien qu'on aurait pu penser qu'il était sur le point de crever. Après un moment plié en deux, le blondin parvint finalement à la calmer et se redressa pour s'adresser à Luna en chuchotant, comme ni rien ne venait de se passer.</text:p>
      <text:p text:style-name="Standard"/>
      <text:p text:style-name="Standard">-Alors, c'est qui ? Tu me le passes ?</text:p>
      <text:p text:style-name="P1">Edward attendait patiemment que Luna lui donne le nom de la personne qu'elle avait au bout du fil, comme s'il y avait une chance pour qu'il la connaisse, ce qui n'était bien évidemment pas le cas. Cependant le sourire de cette dernière s'effaça subitement alors que la voix de son interlocuteur grésillait à travers le combiné, tirant un regard interrogateur et un sourcil arqué au blondin qui se pencha un peu plus pour essayer d'entendre ce qu'il se disait. Elle avait presque blêmi l'espace d'un instant, mais récupéra bien rapidement un semblant de contenance, lui expliquant que finalement, le type à qui elle parlait n'était qu'un blaireau et qu'il ne méritait pas leur intérêt ô combien précieux. Le garçon hocha la tête avec assurance lorsque Luna lui exposa son plan pour se débarrasser de ce loser, signe qu'il approuvait totalement.</text:p>
      <text:p text:style-name="Standard"/>
      <text:p text:style-name="Standard">-Vazy. Quelqu'un de plus marrant cette fois !</text:p>
      <text:p text:style-name="Standard"/>
      <text:p text:style-name="Standard">Ce faisant, Edward continuait à tirer sur sa cigarette -l'unique qui lui restait, l'autre ayant fait un malheureux saut dans le vide à sa dernière quinte, lui extirpant un toussotement de temps à autre. Il regarda la Nephil raccrocher littéralement au nez d'Howard puis galérer à trouver la prochaine victime de leurs coups de fil nocturnes tout en lutant lui-même pour rester bien droit debout. Il finit même carrément par s'adosser au mur du bar, bien plus stable que... euh... bah l'air quoi. En attendant que la nouvelle conversation téléphonique ne commence, le blondin jeta un œil à travers la vitre pour voir où en était le concert à l'intérieur.</text:p>
      <text:p text:style-name="Standard"/>
      <text:p text:style-name="Standard">-C'est bon, machine est toujours en train de chanter. Ca sonne ?</text:p>
      <text:p text:style-name="P1">Luna ne tarda pas à lui répondre. Décidément, elle avait des contacts réactifs. C'était la deuxième fois en deux appels qu'on décrochait à son appel en quelques secondes seulement. Soit elle avait sacrément la côte, soit les personnes qu'elle côtoyait étaient toutes des personnes un minimum sensées et avaient leur téléphone à portée de main -contrairement à Edward. Celui-ci eut le droit à la même blague que quelques secondes plus tôt lors du précédent appel qui le fit tout autant rire.</text:p>
      <text:p text:style-name="Standard"/>
      <text:p text:style-name="Standard">-Hum... Aria ? Non. Russel. Cékilui ?</text:p>
      <text:p text:style-name="Standard"/>
      <text:p text:style-name="Standard">Sa voix, à l'instar de sa vision, commençait à partir en cacahuètes. Tout en continuant à cracher de temps à autre ses poumons en tirant sur ce qu'il restait de sa cigarette, Edward se mit à entamer un petit pas de danse au rythme de la chanson qui était en train de passer à l'intérieur.</text:p>
      <text:p text:style-name="Standard"/>
      <text:p text:style-name="Standard">-Ca groove ! Eh, tu mets le haut parleur ?</text:p>
      <text:p text:style-name="P1">Edward hocha la tête d'un air satisfait sans pour autant arrêter sa petite bourrée, les yeux fermés alors qu'il continuait son déhanché. Le garçon s'arrêta cependant lorsque sa comparse de la soirée lui demanda à moitié dans le vague si le type qu'elle avait au bout du fil était la même personne qui lui avait tiré dessus. Les paupières du blondin s'ouvrirent instantanément alors qu'il interrompait sa danse d'un seul coup.</text:p>
      <text:p text:style-name="Standard"/>
      <text:p text:style-name="Standard">-Qui t'a... tiré dessus ? Wat ?</text:p>
      <text:p text:style-name="Standard"/>
      <text:p text:style-name="Standard">Les yeux grands écarquillés, Edward n'en revenait pas. D'une part Luna s'était fait tirer dessus, ce qui était déjà en soi tout à fait singulier, mais surtout elle était en contact avec le gars qui l'avait attaqué. Le cerveau embrumé du garçon avait du mal à percuter l'information et la quantité d'alcool qui circulait dans son sang l'empêcher de savoir s'il trouvait ça super badass -edgy style- ou carrément hardcore -flippant style. Le type à l'autre bout du combiné lui demanda où elle se trouvait et la jeune femme sembla soudainement beaucoup plus méfiante. Et en vrai, cela se comprenait ; s'il était vraiment celui qui lui avait tiré dessus, Luna n'avait probablement pas spécialement envie de le voir là maintenant.</text:p>
      <text:p text:style-name="Standard"/>
      <text:p text:style-name="Standard">-Ouais ! Kessa peut t'faire d'abord ?</text:p>
      <text:p text:style-name="P1">La dernière conversation téléphonique en date tourna court, le nouvel interlocuteur des deux ivrognes visiblement agacé -lui aussi- qu'on l'appelle sans raison à une heure aussi tardive, pensée qui ne semblait pas traverser l'esprit des farceurs qui composaient sans relâche des numéros aussi aléatoires qu'imprompt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8-31T20:34:54.37</dc:date>
    <meta:editing-duration>P1DT17H16M50S</meta:editing-duration>
    <meta:editing-cycles>1619</meta:editing-cycles>
    <meta:generator>OpenOffice/4.1.2$Win32 OpenOffice.org_project/412m3$Build-9782</meta:generator>
    <meta:document-statistic meta:table-count="0" meta:image-count="0" meta:object-count="0" meta:page-count="20" meta:paragraph-count="95" meta:word-count="7698" meta:character-count="45017"/>
  </office:meta>
</office:document-meta>
</file>